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4EA72E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5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6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7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8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9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10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11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12" style:parent-style-name="DefaultParagraphFont" style:family="text">
      <style:text-properties style:font-name="Roboto" style:font-name-asian="Times New Roman" fo:color="#16191F" style:letter-kerning="false" style:language-asian="en" style:country-asian="IN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ListParagraph" style:family="paragraph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ListParagraph" style:family="paragraph">
      <style:text-properties fo:language="en" fo:country="US"/>
    </style:style>
    <style:style style:name="P28" style:parent-style-name="ListParagraph" style:family="paragraph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ListParagraph" style:family="paragraph">
      <style:text-properties fo:language="en" fo:country="US"/>
    </style:style>
    <style:style style:name="P44" style:parent-style-name="ListParagraph" style:family="paragraph">
      <style:text-properties fo:language="en" fo:country="US"/>
    </style:style>
    <style:style style:name="P45" style:parent-style-name="ListParagraph" style:family="paragraph">
      <style:text-properties fo:language="en" fo:country="US"/>
    </style:style>
    <style:style style:name="P46" style:parent-style-name="ListParagraph" style:family="paragraph">
      <style:text-properties fo:language="en" fo:country="US"/>
    </style:style>
    <style:style style:name="P47" style:parent-style-name="ListParagraph" style:family="paragraph">
      <style:text-properties fo:language="en" fo:country="US"/>
    </style:style>
    <style:style style:name="P48" style:parent-style-name="ListParagraph" style:family="paragraph">
      <style:text-properties fo:language="en" fo:country="US"/>
    </style:style>
    <style:style style:name="P49" style:parent-style-name="Normal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 fo:language="en" fo:country="US"/>
    </style:style>
    <style:style style:name="P50" style:parent-style-name="Normal" style:family="paragraph">
      <style:text-properties fo:color="#196B24" style:text-underline-type="single" style:text-underline-style="solid" style:text-underline-width="auto" style:text-underline-mode="continuous" fo:language="en" fo:country="US"/>
    </style:style>
    <style:style style:name="P51" style:parent-style-name="ListParagraph" style:list-style-name="LFO1" style:family="paragraph">
      <style:text-properties fo:language="en" fo:country="US"/>
    </style:style>
    <style:style style:name="P52" style:parent-style-name="ListParagraph" style:family="paragraph">
      <style:text-properties fo:language="en" fo:country="US"/>
    </style:style>
    <style:style style:name="P53" style:parent-style-name="ListParagraph" style:list-style-name="LFO1" style:family="paragraph">
      <style:text-properties fo:language="en" fo:country="US"/>
    </style:style>
    <style:style style:name="P54" style:parent-style-name="ListParagraph" style:list-style-name="LFO1" style:family="paragraph">
      <style:text-properties fo:language="en" fo:country="US"/>
    </style:style>
    <style:style style:name="P55" style:parent-style-name="ListParagraph" style:list-style-name="LFO1" style:family="paragraph">
      <style:text-properties fo:language="en" fo:country="US"/>
    </style:style>
    <style:style style:name="P56" style:parent-style-name="ListParagraph" style:list-style-name="LFO2" style:family="paragraph">
      <style:text-properties fo:language="en" fo:country="US"/>
    </style:style>
    <style:style style:name="P57" style:parent-style-name="ListParagraph" style:list-style-name="LFO2" style:family="paragraph">
      <style:text-properties fo:language="en" fo:country="US"/>
    </style:style>
    <style:style style:name="P58" style:parent-style-name="Normal" style:family="paragraph">
      <style:text-properties fo:color="#0E2841" fo:language="en" fo:country="US"/>
    </style:style>
    <style:style style:name="P59" style:parent-style-name="ListParagraph" style:list-style-name="LFO1" style:family="paragraph">
      <style:text-properties fo:language="en" fo:country="US"/>
    </style:style>
    <style:style style:name="P60" style:parent-style-name="ListParagraph" style:list-style-name="LFO1" style:family="paragraph">
      <style:text-properties fo:language="en" fo:country="US"/>
    </style:style>
    <style:style style:name="P61" style:parent-style-name="ListParagraph" style:list-style-name="LFO1" style:family="paragraph">
      <style:text-properties fo:language="en" fo:country="US"/>
    </style:style>
    <style:style style:name="P62" style:parent-style-name="ListParagraph" style:list-style-name="LFO1" style:family="paragraph">
      <style:text-properties fo:language="en" fo:country="US"/>
    </style:style>
    <style:style style:name="P63" style:parent-style-name="ListParagraph" style:list-style-name="LFO1" style:family="paragraph">
      <style:text-properties fo:language="en" fo:country="US"/>
    </style:style>
    <style:style style:name="P64" style:parent-style-name="ListParagraph" style:list-style-name="LFO1" style:family="paragraph">
      <style:text-properties fo:language="en" fo:country="US"/>
    </style:style>
    <style:style style:name="P65" style:parent-style-name="ListParagraph" style:list-style-name="LFO1" style:family="paragraph">
      <style:text-properties fo:language="en" fo:country="US"/>
    </style:style>
    <style:style style:name="P66" style:parent-style-name="ListParagraph" style:list-style-name="LFO1" style:family="paragraph">
      <style:text-properties fo:language="en" fo:country="US"/>
    </style:style>
    <style:style style:name="P67" style:parent-style-name="ListParagraph" style:list-style-name="LFO1" style:family="paragraph">
      <style:text-properties fo:language="en" fo:country="US"/>
    </style:style>
    <style:style style:name="P68" style:parent-style-name="ListParagraph" style:list-style-name="LFO1" style:family="paragraph">
      <style:text-properties fo:language="en" fo:country="US"/>
    </style:style>
    <style:style style:name="P69" style:parent-style-name="ListParagraph" style:list-style-name="LFO1" style:family="paragraph"/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font-weight="bold" style:font-weight-asian="bold" style:font-weight-complex="bold" fo:language="en" fo:country="US"/>
    </style:style>
    <style:style style:name="P72" style:parent-style-name="ListParagraph" style:family="paragraph">
      <style:text-properties fo:language="en" fo:country="US"/>
    </style:style>
    <style:style style:name="P73" style:parent-style-name="ListParagraph" style:family="paragraph">
      <style:text-properties fo:language="en" fo:country="US"/>
    </style:style>
    <style:style style:name="P74" style:parent-style-name="Normal" style:family="paragraph">
      <style:text-properties fo:color="#0E2841" fo:language="en" fo:country="US"/>
    </style:style>
    <style:style style:name="P75" style:parent-style-name="ListParagraph" style:list-style-name="LFO1" style:family="paragraph">
      <style:text-properties fo:language="en" fo:country="US"/>
    </style:style>
    <style:style style:name="P76" style:parent-style-name="ListParagraph" style:family="paragraph">
      <style:text-properties fo:language="en" fo:country="US"/>
    </style:style>
    <style:style style:name="P77" style:parent-style-name="ListParagraph" style:list-style-name="LFO1" style:family="paragraph">
      <style:text-properties fo:language="en" fo:country="US"/>
    </style:style>
    <style:style style:name="P78" style:parent-style-name="ListParagraph" style:family="paragraph">
      <style:text-properties fo:language="en" fo:country="US"/>
    </style:style>
    <style:style style:name="P79" style:parent-style-name="ListParagraph" style:list-style-name="LFO1" style:family="paragraph">
      <style:text-properties fo:language="en" fo:country="US"/>
    </style:style>
    <style:style style:name="P80" style:parent-style-name="ListParagraph" style:family="paragraph">
      <style:text-properties fo:language="en" fo:country="US"/>
    </style:style>
    <style:style style:name="P81" style:parent-style-name="ListParagraph" style:list-style-name="LFO1" style:family="paragraph">
      <style:text-properties fo:language="en" fo:country="US"/>
    </style:style>
    <style:style style:name="P82" style:parent-style-name="ListParagraph" style:family="paragraph">
      <style:text-properties fo:language="en" fo:country="US"/>
    </style:style>
    <style:style style:name="P83" style:parent-style-name="ListParagraph" style:list-style-name="LFO1" style:family="paragraph">
      <style:text-properties fo:language="en" fo:country="US"/>
    </style:style>
    <style:style style:name="P84" style:parent-style-name="ListParagraph" style:family="paragraph">
      <style:text-properties fo:language="en" fo:country="US"/>
    </style:style>
    <style:style style:name="P85" style:parent-style-name="ListParagraph" style:family="paragraph">
      <style:text-properties fo:language="en" fo:country="US"/>
    </style:style>
    <style:style style:name="P86" style:parent-style-name="ListParagraph" style:list-style-name="LFO1" style:family="paragraph">
      <style:text-properties fo:language="en" fo:country="US"/>
    </style:style>
    <style:style style:name="P87" style:parent-style-name="ListParagraph" style:family="paragraph">
      <style:text-properties fo:font-weight="bold" style:font-weight-asian="bold" style:font-weight-complex="bold" fo:language="en" fo:country="US"/>
    </style:style>
    <style:style style:name="P88" style:parent-style-name="ListParagraph" style:family="paragraph">
      <style:text-properties fo:font-weight="bold" style:font-weight-asian="bold" style:font-weight-complex="bold" fo:language="en" fo:country="US"/>
    </style:style>
    <style:style style:name="P89" style:parent-style-name="ListParagraph" style:family="paragraph">
      <style:text-properties fo:font-weight="bold" style:font-weight-asian="bold" style:font-weight-complex="bold" fo:language="en" fo:country="US"/>
    </style:style>
    <style:style style:name="P90" style:parent-style-name="ListParagraph" style:family="paragraph">
      <style:text-properties fo:font-weight="bold" style:font-weight-asian="bold" style:font-weight-complex="bold" fo:language="en" fo:country="US"/>
    </style:style>
    <style:style style:name="P91" style:parent-style-name="ListParagraph" style:list-style-name="LFO1" style:family="paragraph"/>
    <style:style style:name="T92" style:parent-style-name="DefaultParagraphFont" style:family="text">
      <style:text-properties fo:font-weight="bold" style:font-weight-asian="bold" style:font-weight-complex="bold" fo:language="en" fo:country="US"/>
    </style:style>
    <style:style style:name="T93" style:parent-style-name="DefaultParagraphFont" style:family="text">
      <style:text-properties fo:language="en" fo:country="US"/>
    </style:style>
    <style:style style:name="P94" style:parent-style-name="Normal" style:family="paragraph">
      <style:text-properties fo:color="#0E2841" fo:language="en" fo:country="US"/>
    </style:style>
    <style:style style:name="P95" style:parent-style-name="ListParagraph" style:list-style-name="LFO1" style:family="paragraph">
      <style:text-properties fo:language="en" fo:country="US"/>
    </style:style>
    <style:style style:name="P96" style:parent-style-name="ListParagraph" style:list-style-name="LFO1" style:family="paragraph">
      <style:text-properties fo:language="en" fo:country="US"/>
    </style:style>
    <style:style style:name="P97" style:parent-style-name="ListParagraph" style:list-style-name="LFO1" style:family="paragraph">
      <style:text-properties fo:language="en" fo:country="US"/>
    </style:style>
    <style:style style:name="P98" style:parent-style-name="ListParagraph" style:list-style-name="LFO1" style:family="paragraph">
      <style:text-properties fo:language="en" fo:country="US"/>
    </style:style>
    <style:style style:name="P99" style:parent-style-name="ListParagraph" style:family="paragraph">
      <style:text-properties fo:language="en" fo:country="US"/>
    </style:style>
    <style:style style:name="P100" style:parent-style-name="ListParagraph" style:list-style-name="LFO1" style:family="paragraph">
      <style:text-properties fo:language="en" fo:country="US"/>
    </style:style>
    <style:style style:name="P101" style:parent-style-name="ListParagraph" style:list-style-name="LFO1" style:family="paragraph">
      <style:text-properties fo:language="en" fo:country="US"/>
    </style:style>
    <style:style style:name="P102" style:parent-style-name="ListParagraph" style:list-style-name="LFO1" style:family="paragraph">
      <style:text-properties fo:language="en" fo:country="US"/>
    </style:style>
    <style:style style:name="P103" style:parent-style-name="ListParagraph" style:family="paragraph">
      <style:text-properties fo:language="en" fo:country="US"/>
    </style:style>
    <style:style style:name="P104" style:parent-style-name="ListParagraph" style:family="paragraph">
      <style:text-properties fo:language="en" fo:country="US"/>
    </style:style>
    <style:style style:name="P105" style:parent-style-name="Normal" style:family="paragraph">
      <style:text-properties fo:color="#0E2841" fo:language="en" fo:country="US"/>
    </style:style>
    <style:style style:name="P106" style:parent-style-name="ListParagraph" style:list-style-name="LFO1" style:family="paragraph">
      <style:text-properties fo:language="en" fo:country="US"/>
    </style:style>
    <style:style style:name="P107" style:parent-style-name="ListParagraph" style:list-style-name="LFO1" style:family="paragraph">
      <style:text-properties fo:language="en" fo:country="US"/>
    </style:style>
    <style:style style:name="P108" style:parent-style-name="ListParagraph" style:list-style-name="LFO1" style:family="paragraph"/>
    <style:style style:name="T109" style:parent-style-name="DefaultParagraphFont" style:family="text">
      <style:text-properties fo:language="en" fo:country="US"/>
    </style:style>
    <style:style style:name="P110" style:parent-style-name="ListParagraph" style:list-style-name="LFO1" style:family="paragraph"/>
    <style:style style:name="P111" style:parent-style-name="Normal" style:family="paragraph">
      <style:text-properties fo:font-weight="bold" style:font-weight-asian="bold" style:font-weight-complex="bold" fo:color="#196B24" style:text-underline-type="single" style:text-underline-style="solid" style:text-underline-width="auto" style:text-underline-mode="continuous" fo:language="en" fo:country="US"/>
    </style:style>
    <style:style style:name="P1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13" style:parent-style-name="ListParagraph" style:list-style-name="LFO3" style:family="paragraph"/>
    <style:style style:name="T114" style:parent-style-name="DefaultParagraphFont" style:family="text">
      <style:text-properties fo:language="en" fo:country="US"/>
    </style:style>
    <style:style style:name="P115" style:parent-style-name="ListParagraph" style:list-style-name="LFO4" style:family="paragraph"/>
    <style:style style:name="T116" style:parent-style-name="DefaultParagraphFont" style:family="text">
      <style:text-properties fo:language="en" fo:country="US"/>
    </style:style>
    <style:style style:name="P117" style:parent-style-name="ListParagraph" style:list-style-name="LFO4" style:family="paragraph"/>
    <style:style style:name="T118" style:parent-style-name="DefaultParagraphFont" style:family="text">
      <style:text-properties fo:language="en" fo:country="US"/>
    </style:style>
    <style:style style:name="P119" style:parent-style-name="ListParagraph" style:list-style-name="LFO4" style:family="paragraph"/>
    <style:style style:name="T120" style:parent-style-name="DefaultParagraphFont" style:family="text">
      <style:text-properties fo:language="en" fo:country="US"/>
    </style:style>
    <style:style style:name="P121" style:parent-style-name="ListParagraph" style:list-style-name="LFO4" style:family="paragraph"/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ListParagraph" style:list-style-name="LFO3" style:family="paragraph"/>
    <style:style style:name="T125" style:parent-style-name="DefaultParagraphFont" style:family="text">
      <style:text-properties fo:language="en" fo:country="US"/>
    </style:style>
    <style:style style:name="P126" style:parent-style-name="ListParagraph" style:list-style-name="LFO3" style:family="paragraph"/>
    <style:style style:name="T127" style:parent-style-name="DefaultParagraphFont" style:family="text">
      <style:text-properties fo:language="en" fo:country="US"/>
    </style:style>
    <style:style style:name="P128" style:parent-style-name="ListParagraph" style:list-style-name="LFO3" style:family="paragraph"/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P131" style:parent-style-name="ListParagraph" style:list-style-name="LFO3" style:family="paragraph"/>
    <style:style style:name="T132" style:parent-style-name="DefaultParagraphFont" style:family="text">
      <style:text-properties fo:language="en" fo:country="US"/>
    </style:style>
    <style:style style:name="P133" style:parent-style-name="ListParagraph" style:list-style-name="LFO3" style:family="paragraph"/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136" style:parent-style-name="DefaultParagraphFont" style:family="text">
      <style:text-properties fo:language="en" fo:country="US"/>
    </style:style>
    <style:style style:name="P137" style:parent-style-name="ListParagraph" style:list-style-name="LFO3" style:family="paragraph"/>
    <style:style style:name="T138" style:parent-style-name="DefaultParagraphFont" style:family="text">
      <style:text-properties fo:language="en" fo:country="US"/>
    </style:style>
    <style:style style:family="graphic" style:name="a15">
      <style:graphic-properties style:wrap="run-through" style:run-through="foreground" draw:fill="none" draw:stroke="solid" svg:stroke-width="0.00694in" svg:stroke-color="#156082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156082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156082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156082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156082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156082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156082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156082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156082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156082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WS Infra/LZA:</text:p>
      <text:p text:style-name="P2">Preferred<text:s/>Aws Architecture:</text:p>
      <text:p text:style-name="P3"/>
      <text:p text:style-name="P4"><text:span text:style-name="T5"><draw:connector draw:type="standard" svg:x1="0.45833in" svg:y1="0.09028in" svg:x2="1.33333in" svg:y2="2.125in" draw:z-index="251664384" draw:id="id0" draw:style-name="a1" draw:name="Connector: Elbow 11" text:anchor-type="paragraph"><svg:title/><svg:desc/></draw:connector></text:span><text:span text:style-name="T6"><draw:connector draw:type="standard" svg:x1="2.45139in" svg:y1="0.11111in" svg:x2="3.08333in" svg:y2="0.74306in" draw:z-index="251663360" draw:id="id1" draw:style-name="a3" draw:name="Connector: Elbow 10" text:anchor-type="paragraph"><svg:title/><svg:desc/></draw:connector></text:span><text:span text:style-name="T7"><draw:connector draw:type="standard" svg:x1="0.47917in" svg:y1="0.09722in" svg:x2="1.32639in" svg:y2="1.46528in" draw:z-index="251661312" draw:id="id2" draw:style-name="a5" draw:name="Connector: Elbow 6" text:anchor-type="paragraph"><svg:title/><svg:desc/></draw:connector></text:span><text:span text:style-name="T8"><draw:connector draw:type="line" svg:x1="0.47222in" svg:y1="0.10417in" svg:x2="1.3125in" svg:y2="0.10417in" draw:z-index="251659264" draw:id="id3" draw:style-name="a7" draw:name="Straight Arrow Connector 2" text:anchor-type="paragraph"><svg:title/><svg:desc/></draw:connector></text:span><text:span text:style-name="T9"><draw:connector draw:type="line" svg:x1="2.4375in" svg:y1="0.11806in" svg:x2="3.06944in" svg:y2="0.11806in" draw:z-index="251660288" draw:id="id4" draw:style-name="a9" draw:name="Straight Arrow Connector 3" text:anchor-type="paragraph"><svg:title/><svg:desc/></draw:connector></text:span><text:span text:style-name="T10">Root<text:s/></text:span><text:span text:style-name="T11"><text:tab/></text:span><text:span text:style-name="T12"><text:tab/><text:s text:c="10"/></text:span><text:span text:style-name="T13">Security</text:span><text:span text:style-name="T14"><text:s/>OU<text:s/></text:span><text:span text:style-name="T15"><text:s text:c="2"/></text:span><text:span text:style-name="T16"><text:tab/></text:span><text:span text:style-name="T17"><text:tab/><text:s text:c="5"/>Log Archive (account)</text:span></text:p>
      <text:p text:style-name="P18"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text:s text:c="5"/>(Cloud trail and cloud config)</text:span></text:p>
      <text:p text:style-name="P25"><text:tab/><text:tab/></text:p>
      <text:p text:style-name="P26"><text:tab/><text:s text:c="13"/><text:tab/><text:tab/><text:tab/><text:tab/><text:s text:c="6"/>Security/Audit account.</text:p>
      <text:p text:style-name="P27"><text:tab/><text:tab/><text:tab/><text:tab/><text:tab/><text:s text:c="5"/>(Guard Duty, Security Hub etc.)</text:p>
      <text:p text:style-name="P28"/>
      <text:p text:style-name="ListParagraph"><text:span text:style-name="T29"><draw:connector draw:type="line" svg:x1="2.38194in" svg:y1="0.1in" svg:x2="3.125in" svg:y2="0.1in" draw:z-index="251662336" draw:id="id5" draw:style-name="a11" draw:name="Straight Arrow Connector 7" text:anchor-type="paragraph"><svg:title/><svg:desc/></draw:connector></text:span><text:span text:style-name="T30"><text:tab/><text:s text:c="12"/>Sandbox OU</text:span><text:span text:style-name="T31"><text:tab/></text:span><text:span text:style-name="T32"><text:tab/><text:s text:c="6"/>Sandbox account.</text:span></text:p>
      <text:p text:style-name="P33"/>
      <text:p text:style-name="ListParagraph"><text:span text:style-name="T34"><draw:connector draw:type="standard" svg:x1="2.44444in" svg:y1="0.09514in" svg:x2="3.125in" svg:y2="1.53958in" draw:z-index="251668480" draw:id="id6" draw:style-name="a13" draw:name="Connector: Elbow 18" text:anchor-type="paragraph"><svg:title/><svg:desc/></draw:connector></text:span><text:span text:style-name="T35"><draw:connector draw:type="standard" svg:x1="2.44444in" svg:y1="0.10208in" svg:x2="3.13194in" svg:y2="1.04653in" draw:z-index="251667456" draw:id="id7" draw:style-name="a15" draw:name="Connector: Elbow 17" text:anchor-type="paragraph"><svg:title/><svg:desc/></draw:connector></text:span><text:span text:style-name="T36"><draw:connector draw:type="line" svg:x1="2.45139in" svg:y1="0.09375in" svg:x2="3.11111in" svg:y2="0.08681in" draw:z-index="251666432" draw:id="id8" draw:style-name="a17" draw:name="Straight Arrow Connector 15" text:anchor-type="paragraph"><svg:title/><svg:desc/></draw:connector></text:span><text:span text:style-name="T37"><draw:connector draw:type="standard" svg:x1="2.43056in" svg:y1="0.09375in" svg:x2="3.14583in" svg:y2="0.52431in" draw:z-index="251665408" draw:id="id9" draw:style-name="a19" draw:name="Connector: Elbow 14" text:anchor-type="paragraph"><svg:title/><svg:desc/></draw:connector></text:span><text:span text:style-name="T38"><text:tab/><text:s text:c="12"/>Workload OU<text:s/></text:span><text:span text:style-name="T39"><text:tab/></text:span><text:span text:style-name="T40"><text:tab/><text:s text:c="6"/>D</text:span><text:span text:style-name="T41">ev</text:span><text:span text:style-name="T42"><text:s/>(Trianz)<text:s/></text:span></text:p>
      <text:p text:style-name="P43"/>
      <text:p text:style-name="P44"><text:tab/><text:tab/><text:tab/><text:tab/><text:tab/><text:s text:c="6"/>Test (Trianz)</text:p>
      <text:p text:style-name="P45"/>
      <text:p text:style-name="P46"><text:tab/><text:tab/><text:tab/><text:tab/><text:tab/><text:s text:c="7"/>UAT (Trianz and GMA users)</text:p>
      <text:p text:style-name="P47"/>
      <text:p text:style-name="P48"><text:tab/><text:tab/><text:tab/><text:tab/><text:tab/><text:s text:c="7"/>Prod (Trianz and GMA, public secured).</text:p>
      <text:p text:style-name="P49"/>
      <text:p text:style-name="P50">@ Information:</text:p>
      <text:list text:style-name="LFO1" text:continue-numbering="true">
        <text:list-item>
          <text:p text:style-name="P51">Email addresses of all account specific details needed.</text:p>
        </text:list-item>
      </text:list>
      <text:p text:style-name="P52">Log archive, audit, shared services etc.... (Received).</text:p>
      <text:list text:style-name="LFO1" text:continue-numbering="true">
        <text:list-item>
          <text:p text:style-name="P53">Domain mail addresses or official Gmail addresses? Received.</text:p>
        </text:list-item>
        <text:list-item>
          <text:p text:style-name="P54">Email address for budget<text:s/>reports to generate according to threshold set point default to 50%, 70%, 90% and 100%. And based on that extend/shorten (After LZA)</text:p>
        </text:list-item>
        <text:list-item>
          <text:p text:style-name="P55">Home Region Selection – N. Virginia</text:p>
        </text:list-item>
      </text:list>
      <text:list text:style-name="LFO2" text:continue-numbering="true">
        <text:list-item>
          <text:p text:style-name="P56">Payment information to be added prior creation of account - Session needed with client for live registration of this process (Completed)</text:p>
        </text:list-item>
        <text:list-item>
          <text:p text:style-name="P57">Identity center to create custom GMA name link to access the aws portal and resources (Internal task) – according to implementation (After LZA)</text:p>
        </text:list-item>
      </text:list>
      <text:p text:style-name="P58">@ Security:</text:p>
      <text:list text:style-name="LFO1" text:continue-numbering="true">
        <text:list-item>
          <text:p text:style-name="P59">Guard rails/SCPs of customer managed/aws managed will be applied according to customization/aws default policies to GMA later/during implementation process of LZA creation and based on baseline security defined in Installerstack.template (after LZA).</text:p>
        </text:list-item>
        <text:list-item>
          <text:p text:style-name="P60">KMS Key (Symmetric) creation prior to LZA proceedings.</text:p>
        </text:list-item>
        <text:list-item>
          <text:p text:style-name="P61">Later LZA creation KMS for EBS, RDS, S3 etc....</text:p>
        </text:list-item>
        <text:list-item>
          <text:p text:style-name="P62">Amazon Macie to be disabled.</text:p>
        </text:list-item>
        <text:list-item>
          <text:p text:style-name="P63">PCI DSS compliance to be disabled.</text:p>
        </text:list-item>
        <text:list-item>
          <text:p text:style-name="P64">Audit manager to be disabled (Regulations and industry standards)</text:p>
        </text:list-item>
        <text:list-item>
          <text:p text:style-name="P65">Detective to be disabled.</text:p>
        </text:list-item>
        <text:list-item>
          <text:p text:style-name="P66">CIS standards to be disabled.</text:p>
        </text:list-item>
        <text:list-item>
          <text:p text:style-name="P67">Modifications of Security groups acceptable with restrictions of unused ports (later)</text:p>
        </text:list-item>
        <text:list-item>
          <text:p text:style-name="P68">Bastion Host to be deployed in Infrastructure with public subnet in access along with DEV/UAT/PROD server.</text:p>
        </text:list-item>
        <text:list-item>
          <text:p text:style-name="P69"><text:span text:style-name="T70">As a pre-requisite for cloud usage recommendation list, please make sure to enable<text:s/></text:span><text:span text:style-name="T71">“Trusted Advisor”.</text:span></text:p>
        </text:list-item>
      </text:list>
      <text:p text:style-name="P72">Daily check and update the recommendation list and clear the pop-up signals like P-1, P-2,P-3.</text:p>
      <text:p text:style-name="P73"/>
      <text:p text:style-name="P74">@ User permissions:</text:p>
      <text:list text:style-name="LFO1" text:continue-numbering="true">
        <text:list-item>
          <text:p text:style-name="P75">Developers – Service based policy attached with Read/write/create and not delete</text:p>
        </text:list-item>
      </text:list>
      <text:p text:style-name="P76">(Arun, Khaja,<text:s/>Rupali)</text:p>
      <text:list text:style-name="LFO1" text:continue-numbering="true">
        <text:list-item>
          <text:p text:style-name="P77">Devops Engineers – Service based policy - Read/write/create/delete</text:p>
        </text:list-item>
      </text:list>
      <text:p text:style-name="P78">(Manoj, Thulasiram)</text:p>
      <text:list text:style-name="LFO1" text:continue-numbering="true">
        <text:list-item>
          <text:p text:style-name="P79">QA Engineers - Service based policy – ReadOnlyAccess/ViewOnlyaccess with modification to AWS device farm usage.</text:p>
        </text:list-item>
      </text:list>
      <text:p text:style-name="P80">(Rajesh)</text:p>
      <text:list text:style-name="LFO1" text:continue-numbering="true">
        <text:list-item>
          <text:p text:style-name="P81">Data Engineers – Read/write/create</text:p>
        </text:list-item>
      </text:list>
      <text:p text:style-name="P82">(Siju xavier)</text:p>
      <text:list text:style-name="LFO1" text:continue-numbering="true">
        <text:list-item>
          <text:p text:style-name="P83">Administrators – Admin permissions</text:p>
        </text:list-item>
      </text:list>
      <text:p text:style-name="P84">(Satish, Santosh, Anand)</text:p>
      <text:p text:style-name="P85">Each user with MFA enabled and cross-account access applied.</text:p>
      <text:list text:style-name="LFO1" text:continue-numbering="true">
        <text:list-item>
          <text:p text:style-name="P86">Policies applied with user-specific needed resource.</text:p>
        </text:list-item>
      </text:list>
      <text:p text:style-name="P87">Arun, Khaja, Rupali, - API gateway and Lambda Functions, S3, commit,pipeline.</text:p>
      <text:p text:style-name="P88">Manoj and Thulasi – Code build,commit,pipeline and specific needs(to be defined).</text:p>
      <text:p text:style-name="P89">Siju Xavier – RDS, Elasti-cache, athena, Quicksight, lambda and API gateway, S3.</text:p>
      <text:p text:style-name="P90">Satish,santosh,Anand – AdminOnlyAccess.</text:p>
      <text:list text:style-name="LFO1" text:continue-numbering="true">
        <text:list-item>
          <text:p text:style-name="P91"><text:span text:style-name="T92">IAM-Access-analyser</text:span><text:span text:style-name="T93"><text:s/>in standby mode (Would be useful in future activities, if expanded the existing infra and cloud access capability)</text:span></text:p>
        </text:list-item>
      </text:list>
      <text:p text:style-name="P94">@ Network:</text:p>
      <text:list text:style-name="LFO1" text:continue-numbering="true">
        <text:list-item>
          <text:p text:style-name="P95">N. Virginia (us-east-1) – Home region assuming compared to existing one.</text:p>
        </text:list-item>
        <text:list-item>
          <text:p text:style-name="P96">2 CIDR pools: /16 with IP addresses defined by Architect (Details needed).</text:p>
        </text:list-item>
        <text:list-item>
          <text:p text:style-name="P97">Subnets with each VPC: 2 public and 3 Private in one AZ and remaining 3 subnets in another AZ for high availability structure.</text:p>
        </text:list-item>
        <text:list-item>
          <text:p text:style-name="P98">Use VPC peer based on requirement rather than transit gateway.</text:p>
        </text:list-item>
      </text:list>
      <text:p text:style-name="P99">(Until unless peering is needed, request to be raised)<text:tab/></text:p>
      <text:soft-page-break/>
      <text:list text:style-name="LFO1" text:continue-numbering="true">
        <text:list-item>
          <text:p text:style-name="P100">Should adhere each resource deployment with multi-AZ check.</text:p>
        </text:list-item>
        <text:list-item>
          <text:p text:style-name="P101">Budget reports creation to threshold interval points making sure trigger points registered.</text:p>
        </text:list-item>
        <text:list-item>
          <text:p text:style-name="P102">Network endpoints along with transit gateway to be defined between the resource utilization if the resource needs to opt for it.</text:p>
        </text:list-item>
      </text:list>
      <text:p text:style-name="P103"/>
      <text:p text:style-name="P104"/>
      <text:p text:style-name="P105">@ Audit:</text:p>
      <text:list text:style-name="LFO1" text:continue-numbering="true">
        <text:list-item>
          <text:p text:style-name="P106">Guard duty enabling by installer cloud formation customization/ later deployment.</text:p>
        </text:list-item>
        <text:list-item>
          <text:p text:style-name="P107">Cloud trail enabling along with the pipeline.</text:p>
        </text:list-item>
        <text:list-item>
          <text:p text:style-name="P108"><text:span text:style-name="T109">Log groups should be entitled to refer</text:span></text:p>
        </text:list-item>
        <text:list-item>
          <text:p text:style-name="P110">Cloud watch to be added during resource creation of EC2 and dependent resources.</text:p>
        </text:list-item>
      </text:list>
      <text:p text:style-name="Normal"/>
      <text:p text:style-name="P111">GMADDA – SOP Guidelines:</text:p>
      <text:p text:style-name="P112"/>
      <text:list text:style-name="LFO3" text:continue-numbering="true">
        <text:list-item>
          <text:p text:style-name="P113"><text:span text:style-name="T114">Please add tagging for each resource you create in aws cloud with below standards as an example:</text:span></text:p>
        </text:list-item>
      </text:list>
      <text:list text:style-name="LFO4" text:continue-numbering="true">
        <text:list-item>
          <text:p text:style-name="P115"><text:span text:style-name="T116">Key = Name, Tag = Resource type.</text:span></text:p>
        </text:list-item>
        <text:list-item>
          <text:p text:style-name="P117"><text:span text:style-name="T118">Key = Dept., Tag = Department name</text:span></text:p>
        </text:list-item>
        <text:list-item>
          <text:p text:style-name="P119"><text:span text:style-name="T120">Key = Member, Tag = Resource owner</text:span></text:p>
        </text:list-item>
        <text:list-item>
          <text:p text:style-name="P121"><text:span text:style-name="T122">Key =</text:span><text:span text:style-name="T123"><text:s/>Description, Tag = Resource working nature</text:span></text:p>
        </text:list-item>
      </text:list>
      <text:list text:style-name="LFO3" text:continue-numbering="true">
        <text:list-item>
          <text:p text:style-name="P124"><text:span text:style-name="T125">Ensure maintaining/working with MFA and always use that to login into AWS.</text:span></text:p>
        </text:list-item>
        <text:list-item>
          <text:p text:style-name="P126"><text:span text:style-name="T127">Do not save IAM creds in browser cookies for security purposes.</text:span></text:p>
        </text:list-item>
        <text:list-item>
          <text:p text:style-name="P128"><text:span text:style-name="T129">Do not try to create/access unwanted resources in client aws<text:s/></text:span><text:span text:style-name="T130">account, and in other regions as well.</text:span></text:p>
        </text:list-item>
        <text:list-item>
          <text:p text:style-name="P131"><text:span text:style-name="T132">For any change related to resource upgradation/modification, kindly raise the confirmation request to the appropriate team lead in CC with PM.</text:span></text:p>
        </text:list-item>
        <text:list-item>
          <text:p text:style-name="P133"><text:span text:style-name="T134">After your implementation steps of new function, please try to create<text:s/></text:span><text:span text:style-name="T135">KB</text:span><text:span text:style-name="T136"><text:s/>(knowledge Base Article) and post in Files section of our group to make aware of each team peers of that activity like who done it and what he executed.</text:span></text:p>
        </text:list-item>
        <text:list-item>
          <text:p text:style-name="P137"><text:span text:style-name="T138">If any issue/clarification pertaining to technical related to aws, development, devops etc.... Kindly raise to point of contact person, if not resolved later you can go ahead with RM/PM/Sr Architec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16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8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nd Dandupati (Trianz)</meta:initial-creator>
    <dc:creator>Anand Dandupati (Trianz)</dc:creator>
    <meta:creation-date>2024-06-11T05:35:00Z</meta:creation-date>
    <dc:date>2024-11-12T11:03:00Z</dc:date>
    <meta:template xlink:href="Normal" xlink:type="simple"/>
    <meta:editing-cycles>222</meta:editing-cycles>
    <meta:editing-duration>PT382680S</meta:editing-duration>
    <meta:document-statistic meta:page-count="3" meta:paragraph-count="10" meta:word-count="756" meta:character-count="5060" meta:row-count="35" meta:non-whitespace-character-count="4314"/>
  </office:meta>
</office:document-meta>
</file>